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>
            <text:p>Algorithm</text:p>
          </table:table-cell>
          <table:table-cell office:value-type="string">
            <text:p>Overall Correct</text:p>
          </table:table-cell>
          <table:table-cell/>
          <table:table-cell>
            <draw:frame table:end-cell-address="Sheet1.O39" table:end-x="0.5209in" table:end-y="0.0728in" draw:z-index="0" draw:style-name="gr1" svg:width="9.9961in" svg:height="6.0634in" svg:x="0.3039in" svg:y="0.0315in">
              <draw:object draw:notify-on-update-of-ranges="Sheet1.A5:Sheet1.A5 Sheet1.A6:Sheet1.A17 Sheet1.B5:Sheet1.B5 Sheet1.B6:Sheet1.B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1NN</text:p>
          </table:table-cell>
          <table:table-cell office:value-type="float" office:value="82.99">
            <text:p>82.99</text:p>
          </table:table-cell>
          <table:table-cell table:number-columns-repeated="2"/>
        </table:table-row>
        <table:table-row table:style-name="ro1">
          <table:table-cell office:value-type="string">
            <text:p>3NN</text:p>
          </table:table-cell>
          <table:table-cell office:value-type="float" office:value="85.43">
            <text:p>85.43</text:p>
          </table:table-cell>
          <table:table-cell table:number-columns-repeated="2"/>
        </table:table-row>
        <table:table-row table:style-name="ro1">
          <table:table-cell office:value-type="string">
            <text:p>Naive Bayes</text:p>
          </table:table-cell>
          <table:table-cell office:value-type="float" office:value="86.73">
            <text:p>86.73</text:p>
          </table:table-cell>
          <table:table-cell table:number-columns-repeated="2"/>
        </table:table-row>
        <table:table-row table:style-name="ro1">
          <table:table-cell office:value-type="string">
            <text:p>7NN</text:p>
          </table:table-cell>
          <table:table-cell office:value-type="float" office:value="86.89">
            <text:p>86.89</text:p>
          </table:table-cell>
          <table:table-cell table:number-columns-repeated="2"/>
        </table:table-row>
        <table:table-row table:style-name="ro1">
          <table:table-cell office:value-type="string">
            <text:p>SVM</text:p>
          </table:table-cell>
          <table:table-cell office:value-type="float" office:value="87.47">
            <text:p>87.47</text:p>
          </table:table-cell>
          <table:table-cell table:number-columns-repeated="2"/>
        </table:table-row>
        <table:table-row table:style-name="ro1">
          <table:table-cell office:value-type="string">
            <text:p>15NN</text:p>
          </table:table-cell>
          <table:table-cell office:value-type="float" office:value="87.49">
            <text:p>87.49</text:p>
          </table:table-cell>
          <table:table-cell table:number-columns-repeated="2"/>
        </table:table-row>
        <table:table-row table:style-name="ro1">
          <table:table-cell office:value-type="string">
            <text:p>ZeroR</text:p>
          </table:table-cell>
          <table:table-cell office:value-type="float" office:value="87.5">
            <text:p>87.5</text:p>
          </table:table-cell>
          <table:table-cell table:number-columns-repeated="2"/>
        </table:table-row>
        <table:table-row table:style-name="ro1">
          <table:table-cell office:value-type="string">
            <text:p>31NN</text:p>
          </table:table-cell>
          <table:table-cell office:value-type="float" office:value="87.77">
            <text:p>87.77</text:p>
          </table:table-cell>
          <table:table-cell table:number-columns-repeated="2"/>
        </table:table-row>
        <table:table-row table:style-name="ro1">
          <table:table-cell office:value-type="string">
            <text:p>J48</text:p>
          </table:table-cell>
          <table:table-cell office:value-type="float" office:value="87.85">
            <text:p>87.85</text:p>
          </table:table-cell>
          <table:table-cell table:number-columns-repeated="2"/>
        </table:table-row>
        <table:table-row table:style-name="ro1">
          <table:table-cell office:value-type="string">
            <text:p>MLP</text:p>
          </table:table-cell>
          <table:table-cell office:value-type="float" office:value="87.96">
            <text:p>87.96</text:p>
          </table:table-cell>
          <table:table-cell table:number-columns-repeated="2"/>
        </table:table-row>
        <table:table-row table:style-name="ro1">
          <table:table-cell office:value-type="string">
            <text:p>Random Forest</text:p>
          </table:table-cell>
          <table:table-cell office:value-type="float" office:value="88.17">
            <text:p>88.17</text:p>
          </table:table-cell>
          <table:table-cell table:number-columns-repeated="2"/>
        </table:table-row>
        <table:table-row table:style-name="ro1">
          <table:table-cell office:value-type="string">
            <text:p>Ada Boost Random Forest</text:p>
          </table:table-cell>
          <table:table-cell office:value-type="float" office:value="88.32">
            <text:p>88.32</text:p>
          </table:table-cell>
          <table:table-cell table:number-columns-repeated="2"/>
        </table:table-row>
        <table:table-row table:style-name="ro1" table:number-rows-repeated="24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Sheet1.O72" table:end-x="0.5421in" table:end-y="0.0937in" draw:z-index="1" draw:style-name="gr1" svg:width="9.8909in" svg:height="5.2846in" svg:x="0.4303in" svg:y="0.1224in">
              <draw:object draw:notify-on-update-of-ranges="Sheet1.A47:Sheet1.A47 Sheet1.A48:Sheet1.A59 Sheet1.B47:Sheet1.B47 Sheet1.B48:Sheet1.B5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>
            <text:p>Algorithm</text:p>
          </table:table-cell>
          <table:table-cell office:value-type="string">
            <text:p>Overall Correct</text:p>
          </table:table-cell>
          <table:table-cell table:number-columns-repeated="2"/>
        </table:table-row>
        <table:table-row table:style-name="ro1">
          <table:table-cell office:value-type="string">
            <text:p>1NN</text:p>
          </table:table-cell>
          <table:table-cell office:value-type="float" office:value="52.83">
            <text:p>52.83</text:p>
          </table:table-cell>
          <table:table-cell table:number-columns-repeated="2"/>
        </table:table-row>
        <table:table-row table:style-name="ro1">
          <table:table-cell office:value-type="string">
            <text:p>Naive Bayes</text:p>
          </table:table-cell>
          <table:table-cell office:value-type="float" office:value="53.16">
            <text:p>53.16</text:p>
          </table:table-cell>
          <table:table-cell table:number-columns-repeated="2"/>
        </table:table-row>
        <table:table-row table:style-name="ro1">
          <table:table-cell office:value-type="string">
            <text:p>ZeroR</text:p>
          </table:table-cell>
          <table:table-cell office:value-type="float" office:value="53.22">
            <text:p>53.22</text:p>
          </table:table-cell>
          <table:table-cell table:number-columns-repeated="2"/>
        </table:table-row>
        <table:table-row table:style-name="ro1">
          <table:table-cell office:value-type="string">
            <text:p>SVM</text:p>
          </table:table-cell>
          <table:table-cell office:value-type="float" office:value="53.59">
            <text:p>53.59</text:p>
          </table:table-cell>
          <table:table-cell table:number-columns-repeated="2"/>
        </table:table-row>
        <table:table-row table:style-name="ro1">
          <table:table-cell office:value-type="string">
            <text:p>3NN</text:p>
          </table:table-cell>
          <table:table-cell office:value-type="float" office:value="53.61">
            <text:p>53.61</text:p>
          </table:table-cell>
          <table:table-cell table:number-columns-repeated="2"/>
        </table:table-row>
        <table:table-row table:style-name="ro1">
          <table:table-cell office:value-type="string">
            <text:p>7NN</text:p>
          </table:table-cell>
          <table:table-cell office:value-type="float" office:value="54.71">
            <text:p>54.71</text:p>
          </table:table-cell>
          <table:table-cell table:number-columns-repeated="2"/>
        </table:table-row>
        <table:table-row table:style-name="ro1">
          <table:table-cell office:value-type="string">
            <text:p>Random Forest</text:p>
          </table:table-cell>
          <table:table-cell office:value-type="float" office:value="54.77">
            <text:p>54.77</text:p>
          </table:table-cell>
          <table:table-cell table:number-columns-repeated="2"/>
        </table:table-row>
        <table:table-row table:style-name="ro1">
          <table:table-cell office:value-type="string">
            <text:p>15NN</text:p>
          </table:table-cell>
          <table:table-cell office:value-type="float" office:value="55.35">
            <text:p>55.35</text:p>
          </table:table-cell>
          <table:table-cell table:number-columns-repeated="2"/>
        </table:table-row>
        <table:table-row table:style-name="ro1">
          <table:table-cell office:value-type="string">
            <text:p>31NN</text:p>
          </table:table-cell>
          <table:table-cell office:value-type="float" office:value="55.98">
            <text:p>55.98</text:p>
          </table:table-cell>
          <table:table-cell table:number-columns-repeated="2"/>
        </table:table-row>
        <table:table-row table:style-name="ro1">
          <table:table-cell office:value-type="string">
            <text:p>MLP</text:p>
          </table:table-cell>
          <table:table-cell office:value-type="float" office:value="57.44">
            <text:p>57.44</text:p>
          </table:table-cell>
          <table:table-cell table:number-columns-repeated="2"/>
        </table:table-row>
        <table:table-row table:style-name="ro1">
          <table:table-cell office:value-type="string">
            <text:p>J48</text:p>
          </table:table-cell>
          <table:table-cell office:value-type="float" office:value="57.63">
            <text:p>57.63</text:p>
          </table:table-cell>
          <table:table-cell table:number-columns-repeated="2"/>
        </table:table-row>
        <table:table-row table:style-name="ro1">
          <table:table-cell office:value-type="string">
            <text:p>Ada Boost Random Forest</text:p>
          </table:table-cell>
          <table:table-cell office:value-type="float" office:value="58.34">
            <text:p>58.3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48:Sheet1.B5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4">12/04/2011</text:date>, <text:time>14:5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ck Till</meta:initial-creator>
    <meta:creation-date>2011-12-04T10:10:22</meta:creation-date>
    <dc:date>2011-12-04T14:52:54</dc:date>
    <dc:creator>Zack Till</dc:creator>
    <meta:editing-duration>PT4H27M22S</meta:editing-duration>
    <meta:editing-cycles>2</meta:editing-cycles>
    <meta:generator>LibreOffice/3.3$Unix LibreOffice_project/330m19$Build-401</meta:generator>
    <meta:document-statistic meta:table-count="3" meta:cell-count="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tagger-odd" chart:axis-position="0" style:rotation-angle="32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82" chart:maximum="9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391cm" svg:height="15.402cm" xlink:href=".." xlink:type="simple" chart:class="chart:bar" chart:style-name="ch1">
        <chart:title svg:x="9.265cm" svg:y="0.444cm" chart:style-name="ch2">
          <text:p>Has Pair Prediction Model Quality</text:p>
        </chart:title>
        <chart:plot-area chart:style-name="ch3" table:cell-range-address="Sheet1.A5:Sheet1.B17" chart:data-source-has-labels="both" svg:x="1.518cm" svg:y="2.147cm" svg:width="22.859cm" svg:height="11.966cm">
          <chartooo:coordinate-region svg:x="2.139cm" svg:y="2.346cm" svg:width="19.792cm" svg:height="8.194cm"/>
          <chart:axis chart:dimension="x" chart:name="primary-x" chart:style-name="ch4">
            <chart:title svg:x="12.202cm" svg:y="14.421cm" chart:style-name="ch5">
              <text:p>Algorithm</text:p>
            </chart:title>
            <chart:categories table:cell-range-address="Sheet1.A6:Sheet1.A17"/>
          </chart:axis>
          <chart:axis chart:dimension="y" chart:name="primary-y" chart:style-name="ch6">
            <chart:title svg:x="0.451cm" svg:y="9.312cm" chart:style-name="ch7">
              <text:p>Percent Correct</text:p>
            </chart:title>
            <chart:grid chart:style-name="ch8" chart:class="major"/>
          </chart:axis>
          <chart:series chart:style-name="ch9" chart:values-cell-range-address="Sheet1.B6:Sheet1.B17" chart:label-cell-address="Sheet1.B5:Sheet1.B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Correct</text:p>
                <draw:g>
                  <svg:desc>Sheet1.B5:Sheet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NN</text:p>
                <draw:g>
                  <svg:desc>Sheet1.A6:Sheet1.A17</svg:desc>
                </draw:g>
              </table:table-cell>
              <table:table-cell office:value-type="float" office:value="82.99">
                <text:p>82.99</text:p>
                <draw:g>
                  <svg:desc>Sheet1.B6:Sheet1.B17</svg:desc>
                </draw:g>
              </table:table-cell>
            </table:table-row>
            <table:table-row>
              <table:table-cell office:value-type="string">
                <text:p>3NN</text:p>
              </table:table-cell>
              <table:table-cell office:value-type="float" office:value="85.43">
                <text:p>85.43</text:p>
              </table:table-cell>
            </table:table-row>
            <table:table-row>
              <table:table-cell office:value-type="string">
                <text:p>Naive Bayes</text:p>
              </table:table-cell>
              <table:table-cell office:value-type="float" office:value="86.73">
                <text:p>86.73</text:p>
              </table:table-cell>
            </table:table-row>
            <table:table-row>
              <table:table-cell office:value-type="string">
                <text:p>7NN</text:p>
              </table:table-cell>
              <table:table-cell office:value-type="float" office:value="86.89">
                <text:p>86.89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15NN</text:p>
              </table:table-cell>
              <table:table-cell office:value-type="float" office:value="87.49">
                <text:p>87.49</text:p>
              </table:table-cell>
            </table:table-row>
            <table:table-row>
              <table:table-cell office:value-type="string">
                <text:p>ZeroR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1NN</text:p>
              </table:table-cell>
              <table:table-cell office:value-type="float" office:value="87.77">
                <text:p>87.77</text:p>
              </table:table-cell>
            </table:table-row>
            <table:table-row>
              <table:table-cell office:value-type="string">
                <text:p>J48</text:p>
              </table:table-cell>
              <table:table-cell office:value-type="float" office:value="87.85">
                <text:p>87.85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87.96">
                <text:p>87.96</text:p>
              </table:table-cell>
            </table:table-row>
            <table:table-row>
              <table:table-cell office:value-type="string">
                <text:p>Random Forest</text:p>
              </table:table-cell>
              <table:table-cell office:value-type="float" office:value="88.17">
                <text:p>88.17</text:p>
              </table:table-cell>
            </table:table-row>
            <table:table-row>
              <table:table-cell office:value-type="string">
                <text:p>Ada Boost Random Forest</text:p>
              </table:table-cell>
              <table:table-cell office:value-type="float" office:value="88.32">
                <text:p>88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tagger-odd" chart:axis-position="0" style:rotation-angle="327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24cm" svg:height="13.424cm" xlink:href=".." xlink:type="simple" chart:class="chart:bar" chart:style-name="ch1">
        <chart:title svg:x="9.171cm" svg:y="0.404cm" chart:style-name="ch2">
          <text:p>Will Win Prediction Model Quality</text:p>
        </chart:title>
        <chart:plot-area chart:style-name="ch3" table:cell-range-address="Sheet1.A47:Sheet1.B59" chart:data-source-has-labels="both" svg:x="1.513cm" svg:y="1.987cm" svg:width="22.607cm" svg:height="10.188cm">
          <chartooo:coordinate-region svg:x="2.134cm" svg:y="2.186cm" svg:width="19.241cm" svg:height="6.788cm"/>
          <chart:axis chart:dimension="x" chart:name="primary-x" chart:style-name="ch4">
            <chart:title svg:x="12.309cm" svg:y="12.443cm" chart:style-name="ch5">
              <text:p>Model</text:p>
            </chart:title>
            <chart:categories table:cell-range-address="Sheet1.A48:Sheet1.A59"/>
          </chart:axis>
          <chart:axis chart:dimension="y" chart:name="primary-y" chart:style-name="ch6">
            <chart:title svg:x="0.451cm" svg:y="8.263cm" chart:style-name="ch7">
              <text:p>Percent Correct</text:p>
            </chart:title>
            <chart:grid chart:style-name="ch8" chart:class="major"/>
          </chart:axis>
          <chart:series chart:style-name="ch9" chart:values-cell-range-address="Sheet1.B48:Sheet1.B59" chart:label-cell-address="Sheet1.B47:Sheet1.B47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Correct</text:p>
                <draw:g>
                  <svg:desc>Sheet1.B47:Sheet1.B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NN</text:p>
                <draw:g>
                  <svg:desc>Sheet1.A48:Sheet1.A59</svg:desc>
                </draw:g>
              </table:table-cell>
              <table:table-cell office:value-type="float" office:value="52.83">
                <text:p>52.83</text:p>
                <draw:g>
                  <svg:desc>Sheet1.B48:Sheet1.B59</svg:desc>
                </draw:g>
              </table:table-cell>
            </table:table-row>
            <table:table-row>
              <table:table-cell office:value-type="string">
                <text:p>Naive Bayes</text:p>
              </table:table-cell>
              <table:table-cell office:value-type="float" office:value="53.16">
                <text:p>53.16</text:p>
              </table:table-cell>
            </table:table-row>
            <table:table-row>
              <table:table-cell office:value-type="string">
                <text:p>ZeroR</text:p>
              </table:table-cell>
              <table:table-cell office:value-type="float" office:value="53.22">
                <text:p>53.22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53.59">
                <text:p>53.59</text:p>
              </table:table-cell>
            </table:table-row>
            <table:table-row>
              <table:table-cell office:value-type="string">
                <text:p>3NN</text:p>
              </table:table-cell>
              <table:table-cell office:value-type="float" office:value="53.61">
                <text:p>53.61</text:p>
              </table:table-cell>
            </table:table-row>
            <table:table-row>
              <table:table-cell office:value-type="string">
                <text:p>7NN</text:p>
              </table:table-cell>
              <table:table-cell office:value-type="float" office:value="54.71">
                <text:p>54.71</text:p>
              </table:table-cell>
            </table:table-row>
            <table:table-row>
              <table:table-cell office:value-type="string">
                <text:p>Random Forest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5NN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31NN</text:p>
              </table:table-cell>
              <table:table-cell office:value-type="float" office:value="55.98">
                <text:p>55.98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57.44">
                <text:p>57.44</text:p>
              </table:table-cell>
            </table:table-row>
            <table:table-row>
              <table:table-cell office:value-type="string">
                <text:p>J48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string">
                <text:p>Ada Boost Random Forest</text:p>
              </table:table-cell>
              <table:table-cell office:value-type="float" office:value="58.34">
                <text:p>58.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